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7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1.0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number-columns-repeated="6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Admi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dmited</text:p>
          </table:table-cell>
          <table:table-cell table:style-name="Default" office:value-type="string" calcext:value-type="string">
            <text:p>Reject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dmit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</text:p>
          </table:table-cell>
          <table:table-cell office:value-type="float" office:value="512" calcext:value-type="float">
            <text:p>512</text:p>
          </table:table-cell>
          <table:table-cell table:style-name="ce1" table:formula="of:=[.D2]/([.D2]+[.D3])" office:value-type="percentage" office:value="0.620606060606061" calcext:value-type="percentage">
            <text:p/>
          </table:table-cell>
          <table:table-cell table:formula="of:=1-[.E2]" office:value-type="percentage" office:value="0.379393939393939" calcext:value-type="percentage">
            <text:p/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table:style-name="ce1" table:formula="of:=[.K2]/([.K2]+[.K3])" office:value-type="percentage" office:value="0.824074074074074" calcext:value-type="percentage">
            <text:p/>
          </table:table-cell>
          <table:table-cell table:formula="of:=1-[.L2]" office:value-type="percentage" office:value="0.175925925925926" calcext:value-type="percentage">
            <text:p/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table:number-columns-repeated="3"/>
          <table:table-cell office:value-type="string" calcext:value-type="string">
            <text:p>Rejec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dmit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</text:p>
          </table:table-cell>
          <table:table-cell office:value-type="float" office:value="353" calcext:value-type="float">
            <text:p>353</text:p>
          </table:table-cell>
          <table:table-cell table:style-name="ce1" table:formula="of:=[.D4]/([.D4]+[.D5])" office:value-type="percentage" office:value="0.630357142857143" calcext:value-type="percentage">
            <text:p/>
          </table:table-cell>
          <table:table-cell table:formula="of:=1-[.E4]" office:value-type="percentage" office:value="0.369642857142857" calcext:value-type="percentage">
            <text:p/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style-name="ce1" table:formula="of:=[.K4]/([.K4]+[.K5])" office:value-type="percentage" office:value="0.68" calcext:value-type="percentage">
            <text:p/>
          </table:table-cell>
          <table:table-cell table:formula="of:=1-[.L4]" office:value-type="percentage" office:value="0.32" calcext:value-type="percentage">
            <text:p/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string" calcext:value-type="string">
            <text:p>Rejec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t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table:style-name="ce1" table:formula="of:=[.D6]/([.D6]+[.D7])" office:value-type="percentage" office:value="0.369230769230769" calcext:value-type="percentage">
            <text:p/>
          </table:table-cell>
          <table:table-cell table:formula="of:=1-[.E6]" office:value-type="percentage" office:value="0.630769230769231" calcext:value-type="percentage">
            <text:p/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table:style-name="ce1" table:formula="of:=[.K6]/([.K6]+[.K7])" office:value-type="percentage" office:value="0.340640809443508" calcext:value-type="percentage">
            <text:p/>
          </table:table-cell>
          <table:table-cell table:formula="of:=1-[.L6]" office:value-type="percentage" office:value="0.659359190556492" calcext:value-type="percentage">
            <text:p/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string" calcext:value-type="string">
            <text:p>Rejec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t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</text:p>
          </table:table-cell>
          <table:table-cell office:value-type="float" office:value="138" calcext:value-type="float">
            <text:p>138</text:p>
          </table:table-cell>
          <table:table-cell table:style-name="ce1" table:formula="of:=[.D8]/([.D8]+[.D9])" office:value-type="percentage" office:value="0.330935251798561" calcext:value-type="percentage">
            <text:p/>
          </table:table-cell>
          <table:table-cell table:formula="of:=1-[.E8]" office:value-type="percentage" office:value="0.669064748201439" calcext:value-type="percentage">
            <text:p/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</text:p>
          </table:table-cell>
          <table:table-cell office:value-type="float" office:value="131" calcext:value-type="float">
            <text:p>131</text:p>
          </table:table-cell>
          <table:table-cell table:style-name="ce1" table:formula="of:=[.K8]/([.K8]+[.K9])" office:value-type="percentage" office:value="0.349333333333333" calcext:value-type="percentage">
            <text:p/>
          </table:table-cell>
          <table:table-cell table:formula="of:=1-[.L8]" office:value-type="percentage" office:value="0.650666666666667" calcext:value-type="percentage">
            <text:p/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office:value-type="string" calcext:value-type="string">
            <text:p>Rejec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t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style-name="ce1" table:formula="of:=[.D10]/([.D10]+[.D11])" office:value-type="percentage" office:value="0.277486910994764" calcext:value-type="percentage">
            <text:p/>
          </table:table-cell>
          <table:table-cell table:formula="of:=1-[.E10]" office:value-type="percentage" office:value="0.722513089005236" calcext:value-type="percentage">
            <text:p/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</text:p>
          </table:table-cell>
          <table:table-cell office:value-type="float" office:value="94" calcext:value-type="float">
            <text:p>94</text:p>
          </table:table-cell>
          <table:table-cell table:style-name="ce1" table:formula="of:=[.K10]/([.K10]+[.K11])" office:value-type="percentage" office:value="0.239185750636132" calcext:value-type="percentage">
            <text:p/>
          </table:table-cell>
          <table:table-cell table:formula="of:=1-[.L10]" office:value-type="percentage" office:value="0.760814249363868" calcext:value-type="percentage">
            <text:p/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Rejec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t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table:style-name="ce1" table:formula="of:=[.D12]/([.D12]+[.D13])" office:value-type="percentage" office:value="0.0589812332439678" calcext:value-type="percentage">
            <text:p/>
          </table:table-cell>
          <table:table-cell table:formula="of:=1-[.E12]" office:value-type="percentage" office:value="0.941018766756032" calcext:value-type="percentage">
            <text:p/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style-name="ce1" table:formula="of:=[.K12]/([.K12]+[.K13])" office:value-type="percentage" office:value="0.0703812316715543" calcext:value-type="percentage">
            <text:p/>
          </table:table-cell>
          <table:table-cell table:formula="of:=1-[.L12]" office:value-type="percentage" office:value="0.929618768328446" calcext:value-type="percentage">
            <text:p/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Rejec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formula="of:=[.D2]+[.D4]+[.D6]+[.D8]+[.D10]+[.D12]" office:value-type="float" office:value="1198" calcext:value-type="float">
            <text:p/>
          </table:table-cell>
          <table:table-cell table:formula="of:=[.E15]/([.E15]+[.E16])" office:value-type="percentage" office:value="0.445187662578967" calcext:value-type="percentage">
            <text:p/>
          </table:table-cell>
          <table:table-cell table:style-name="ce1"/>
          <table:table-cell table:number-columns-repeated="4"/>
          <table:table-cell table:formula="of:=[.K2]+[.K4]+[.K6]+[.K8]+[.K10]+[.K12]" office:value-type="float" office:value="557" calcext:value-type="float">
            <text:p/>
          </table:table-cell>
          <table:table-cell table:formula="of:=[.L15]/([.L15]+[.L16])" office:value-type="percentage" office:value="0.303542234332425" calcext:value-type="percentage">
            <text:p/>
          </table:table-cell>
        </table:table-row>
        <table:table-row table:style-name="ro1">
          <table:table-cell table:number-columns-repeated="4"/>
          <table:table-cell table:formula="of:=[.D3]+[.D5]+[.D7]+[.D9]+[.D11]+[.D13]" office:value-type="float" office:value="1493" calcext:value-type="float">
            <text:p/>
          </table:table-cell>
          <table:table-cell table:style-name="Default"/>
          <table:table-cell table:number-columns-repeated="5"/>
          <table:table-cell table:formula="of:=[.K3]+[.K5]+[.K7]+[.K9]+[.K11]+[.K13]" office:value-type="float" office:value="1278" calcext:value-type="float">
            <text:p/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formula="of:=AVERAGE([.E2];[.E4];[.E6];[.E8];[.E10];[.E12])" office:value-type="percentage" office:value="0.381266228121878" calcext:value-type="percentage">
            <text:p/>
          </table:table-cell>
          <table:table-cell table:number-columns-repeated="6"/>
          <table:table-cell table:formula="of:=AVERAGE([.L2];[.L4];[.L6];[.L8];[.L10];[.L12])" office:value-type="percentage" office:value="0.417269199859767" calcext:value-type="percentage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21:10:03.785876000</dc:date>
    <meta:document-statistic meta:table-count="1" meta:cell-count="134" meta:object-count="0"/>
    <meta:generator>LibreOffice/4.2.2.1$MacOSX_x86 LibreOffice_project/3be8cda0bddd8e430d8cda1ebfd581265cca5a0f</meta:generator>
  </office:meta>
</office:document-meta>
</file>